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otted_20__28_var_29_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" style:family="graphic" style:parent-style-name="objectwithoutfill">
      <style:graphic-properties draw:stroke="dash" draw:stroke-dash="Ultrafine_20_Dotted_20__28_var_29_"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stroke-dash="Ultrafine_20_Dotted_20__28_var_29_" svg:stroke-color="#000000" draw:fill="none" draw:fill-color="#ffffff" fo:min-height="0.486cm"/>
    </style:style>
    <style:style style:name="gr5" style:family="graphic" style:parent-style-name="standard">
      <style:graphic-properties draw:stroke="none" draw:stroke-dash="Ultrafine_20_Dotted_20__28_var_29_" svg:stroke-color="#000000" draw:fill="none" draw:fill-color="#ffffff" fo:min-height="0.512cm"/>
    </style:style>
    <style:style style:name="gr6" style:family="graphic" style:parent-style-name="standard">
      <style:graphic-properties draw:stroke="none" draw:stroke-dash="Ultrafine_20_Dotted_20__28_var_29_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stroke-dash="Ultrafine_20_Dotted_20__28_var_29_" svg:stroke-color="#000000" draw:fill="none" draw:fill-color="#ffffff" fo:min-height="0.258cm"/>
    </style:style>
    <style:style style:name="gr8" style:family="graphic" style:parent-style-name="standard">
      <style:graphic-properties draw:stroke="none" draw:stroke-dash="Ultrafine_20_Dotted_20__28_var_29_" svg:stroke-color="#000000" draw:fill="none" draw:fill-color="#ffffff" fo:min-height="0.385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1.143cm" svg:x="8.154cm" svg:y="-0.047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5.842cm" svg:height="1.397cm" svg:x="6.969cm" svg:y="1.635cm">
          <text:p text:style-name="P2">Guess number between </text:p>
          <text:p text:style-name="P2">0-128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draw:layer="layout" svg:width="7.673cm" svg:height="2.164cm" svg:x="6.08cm" svg:y="3.794cm">
          <text:p text:style-name="P2"><text:span text:style-name="T1">Int a=0;</text:span></text:p>
          <text:p text:style-name="P2"><text:span text:style-name="T1">Int b= 128;</text:span></text:p>
          <text:p text:style-name="P2"><text:span text:style-name="T1">Double m;</text:span></text:p>
          <text:p text:style-name="P2"><text:span text:style-name="T1">Int t=0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3.302cm" svg:height="1.397cm" svg:x="8.112cm" svg:y="6.541cm">
          <text:p text:style-name="P2">m=(a+b)/2</text:p>
          <text:p text:style-name="P2">t=t+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064cm" svg:height="2.413cm" svg:x="7.731cm" svg:y="8.493cm">
          <text:p text:style-name="P2">M is correc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3.175cm" svg:height="1.397cm" svg:x="2.651cm" svg:y="12.049cm">
          <text:p text:style-name="P2"><text:span text:style-name="T1">The number </text:span></text:p>
          <text:p text:style-name="P2"><text:span text:style-name="T1">Is 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3" draw:layer="layout" svg:width="2.286cm" svg:height="0.889cm" svg:x="3.429cm" svg:y="14.536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2.159cm" svg:height="1.952cm" svg:x="13.88cm" svg:y="12.256cm">
          <text:p text:style-name="P3"><text:span text:style-name="T1">t=6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3.556cm" svg:height="1.143cm" svg:x="16.367cm" svg:y="15.224cm">
          <text:p text:style-name="P2"><text:span text:style-name="T1">I can't guess</text:span></text:p>
          <text:p text:style-name="P2"><text:span text:style-name="T1">After 6 trie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2" draw:text-style-name="P3" draw:layer="layout" svg:x1="2.016cm" svg:y1="7.477cm" svg:x2="2.143cm" svg:y2="18.272cm">
          <text:p/>
        </draw:line>
        <draw:line draw:style-name="gr3" draw:text-style-name="P3" draw:layer="layout" svg:x1="2.016cm" svg:y1="7.477cm" svg:x2="8.112cm" svg:y2="7.223cm">
          <text:p/>
        </draw:line>
        <draw:line draw:style-name="gr2" draw:text-style-name="P3" draw:layer="layout" svg:x1="7.758cm" svg:y1="9.663cm" svg:x2="4.683cm" svg:y2="9.763cm">
          <text:p/>
        </draw:line>
        <draw:line draw:style-name="gr3" draw:text-style-name="P3" draw:layer="layout" svg:x1="4.683cm" svg:y1="9.763cm" svg:x2="4.683cm" svg:y2="12.049cm">
          <text:p/>
        </draw:line>
        <draw:line draw:style-name="gr2" draw:text-style-name="P3" draw:layer="layout" svg:x1="11.843cm" svg:y1="9.684cm" svg:x2="14.843cm" svg:y2="9.636cm">
          <text:p/>
        </draw:line>
        <draw:line draw:style-name="gr3" draw:text-style-name="P3" draw:layer="layout" svg:x1="14.843cm" svg:y1="9.636cm" svg:x2="14.97cm" svg:y2="12.303cm">
          <text:p/>
        </draw:line>
        <draw:line draw:style-name="gr2" draw:text-style-name="P3" draw:layer="layout" svg:x1="15.986cm" svg:y1="13.192cm" svg:x2="18.145cm" svg:y2="13.192cm">
          <text:p/>
        </draw:line>
        <draw:line draw:style-name="gr3" draw:text-style-name="P3" draw:layer="layout" svg:x1="18.145cm" svg:y1="13.192cm" svg:x2="18.145cm" svg:y2="15.224cm">
          <text:p/>
        </draw:line>
        <draw:line draw:style-name="gr3" draw:text-style-name="P3" draw:layer="layout" svg:x1="4.683cm" svg:y1="13.446cm" svg:x2="4.683cm" svg:y2="14.589cm">
          <text:p/>
        </draw:line>
        <draw:line draw:style-name="gr3" draw:text-style-name="P3" draw:layer="layout" svg:x1="14.97cm" svg:y1="14.208cm" svg:x2="14.97cm" svg:y2="15.351cm">
          <text:p/>
        </draw:line>
        <draw:custom-shape draw:style-name="gr1" draw:text-style-name="P2" draw:layer="layout" svg:width="1.905cm" svg:height="1.778cm" svg:x="13.954cm" svg:y="15.351cm">
          <text:p text:style-name="P3"><text:span text:style-name="T1">m&gt;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3.954cm" svg:y1="16.24cm" svg:x2="11.795cm" svg:y2="16.24cm">
          <text:p/>
        </draw:line>
        <draw:line draw:style-name="gr3" draw:text-style-name="P3" draw:layer="layout" svg:x1="11.795cm" svg:y1="16.24cm" svg:x2="11.795cm" svg:y2="17.637cm">
          <text:p/>
        </draw:line>
        <draw:custom-shape draw:style-name="gr1" draw:text-style-name="P2" draw:layer="layout" svg:width="3.048cm" svg:height="1.143cm" svg:x="10.144cm" svg:y="17.637cm">
          <text:p text:style-name="P3"><text:span text:style-name="T1">a=m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145cm" svg:y1="16.367cm" svg:x2="18.145cm" svg:y2="17.764cm">
          <text:p/>
        </draw:line>
        <draw:custom-shape draw:style-name="gr1" draw:text-style-name="P3" draw:layer="layout" svg:width="1.778cm" svg:height="0.889cm" svg:x="17.383cm" svg:y="17.764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3" draw:layer="layout" svg:x1="14.843cm" svg:y1="17.129cm" svg:x2="14.97cm" svg:y2="19.415cm">
          <text:p/>
        </draw:line>
        <draw:custom-shape draw:style-name="gr1" draw:text-style-name="P2" draw:layer="layout" svg:width="2.413cm" svg:height="1.143cm" svg:x="13.827cm" svg:y="19.415cm">
          <text:p text:style-name="P3"><text:span text:style-name="T1">b=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0.144cm" svg:y1="18.272cm" svg:x2="2.143cm" svg:y2="18.272cm">
          <text:p/>
        </draw:line>
        <draw:line draw:style-name="gr2" draw:text-style-name="P3" draw:layer="layout" svg:x1="13.827cm" svg:y1="20.05cm" svg:x2="2.143cm" svg:y2="20.05cm">
          <text:p/>
        </draw:line>
        <draw:line draw:style-name="gr2" draw:text-style-name="P3" draw:layer="layout" svg:x1="2.143cm" svg:y1="18.272cm" svg:x2="2.143cm" svg:y2="20.05cm">
          <text:p/>
        </draw:line>
        <draw:line draw:style-name="gr3" draw:text-style-name="P3" draw:layer="layout" svg:x1="9.938cm" svg:y1="1.037cm" svg:x2="9.938cm" svg:y2="1.672cm">
          <text:p/>
        </draw:line>
        <draw:line draw:style-name="gr3" draw:text-style-name="P3" draw:layer="layout" svg:x1="9.89cm" svg:y1="3.032cm" svg:x2="9.89cm" svg:y2="3.794cm">
          <text:p/>
        </draw:line>
        <draw:line draw:style-name="gr3" draw:text-style-name="P3" draw:layer="layout" svg:x1="9.89cm" svg:y1="5.953cm" svg:x2="9.89cm" svg:y2="6.588cm">
          <text:p/>
        </draw:line>
        <draw:line draw:style-name="gr3" draw:text-style-name="P3" draw:layer="layout" svg:x1="9.763cm" svg:y1="7.985cm" svg:x2="9.763cm" svg:y2="8.493cm">
          <text:p/>
        </draw:line>
        <draw:frame draw:style-name="gr4" draw:text-style-name="P4" draw:layer="layout" svg:width="1.524cm" svg:height="0.736cm" svg:x="12.224cm" svg:y="15.478cm">
          <draw:text-box>
            <text:p text:style-name="P4"><text:span text:style-name="T1">true</text:span></text:p>
          </draw:text-box>
        </draw:frame>
        <draw:frame draw:style-name="gr5" draw:text-style-name="P4" draw:layer="layout" svg:width="1.524cm" svg:height="0.762cm" svg:x="14.97cm" svg:y="17.383cm">
          <draw:text-box>
            <text:p text:style-name="P4"><text:span text:style-name="T1">false</text:span></text:p>
          </draw:text-box>
        </draw:frame>
        <draw:frame draw:style-name="gr6" draw:text-style-name="P4" draw:layer="layout" svg:width="1.404cm" svg:height="0.725cm" svg:x="16.494cm" svg:y="12.467cm">
          <draw:text-box>
            <text:p><text:span text:style-name="T1">false</text:span></text:p>
          </draw:text-box>
        </draw:frame>
        <draw:frame draw:style-name="gr5" draw:text-style-name="P4" draw:layer="layout" svg:width="1.397cm" svg:height="0.762cm" svg:x="14.833cm" svg:y="14.039cm">
          <draw:text-box>
            <text:p text:style-name="P4"><text:span text:style-name="T1">true</text:span></text:p>
          </draw:text-box>
        </draw:frame>
        <draw:frame draw:style-name="gr7" draw:text-style-name="P4" draw:layer="layout" svg:width="2.286cm" svg:height="0.725cm" svg:x="12.203cm" svg:y="8.81cm">
          <draw:text-box>
            <text:p text:style-name="P4"><text:span text:style-name="T1">false</text:span></text:p>
          </draw:text-box>
        </draw:frame>
        <draw:frame draw:style-name="gr8" draw:text-style-name="P4" draw:layer="layout" svg:width="1.27cm" svg:height="0.725cm" svg:x="5.318cm" svg:y="9.001cm">
          <draw:text-box>
            <text:p text:style-name="P4"><text:span text:style-name="T1">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MPANO MANZI ENOCK</meta:initial-creator>
    <meta:creation-date>2024-04-28T07:01:28.91</meta:creation-date>
    <dc:date>2024-04-28T07:57:49.43</dc:date>
    <dc:creator>IMPANO MANZI ENOCK</dc:creator>
    <meta:editing-duration>PT10M3S</meta:editing-duration>
    <meta:editing-cycles>1</meta:editing-cycles>
    <meta:generator>OpenOffice/4.1.14$Win32 OpenOffice.org_project/4114m1$Build-9811</meta:generator>
    <meta:document-statistic meta:object-count="40"/>
  </office:meta>
</office:document-meta>
</file>